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9.122cm" fo:min-width="15.3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" draw:textarea-horizontal-align="justify" draw:textarea-vertical-align="middle" draw:auto-grow-height="false" fo:min-height="8.46cm" fo:min-width="13.036cm"/>
    </style:style>
    <style:style style:name="gr4" style:family="graphic" style:parent-style-name="standard">
      <style:graphic-properties draw:textarea-horizontal-align="justify" draw:textarea-vertical-align="middle" draw:auto-grow-height="false" fo:min-height="6.513cm" fo:min-width="13.248cm"/>
    </style:style>
    <style:style style:name="gr5" style:family="graphic" style:parent-style-name="standard">
      <style:graphic-properties draw:fill-color="#ff9999" draw:textarea-horizontal-align="justify" draw:textarea-vertical-align="middle" draw:auto-grow-height="false" fo:min-height="4.269cm" fo:min-width="11.458cm"/>
    </style:style>
    <style:style style:name="gr6" style:family="graphic" style:parent-style-name="standard">
      <style:graphic-properties draw:fill-color="#00ccff" draw:textarea-horizontal-align="justify" draw:textarea-vertical-align="middle" draw:auto-grow-height="false" fo:min-height="2.157cm" fo:min-width="4.0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fill-color="#6666ff" draw:textarea-horizontal-align="justify" draw:textarea-vertical-align="middle" draw:auto-grow-height="false" fo:min-height="1.011cm" fo:min-width="4.6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dash" draw:stroke-dash="Fine_20_Dashed" draw:textarea-vertical-align="middle"/>
    </style:style>
    <style:style style:name="gr13" style:family="graphic" style:parent-style-name="standard">
      <style:graphic-properties draw:fill-color="#ff9999" draw:textarea-horizontal-align="justify" draw:textarea-vertical-align="middle" draw:auto-grow-height="false" fo:min-height="0.553cm" fo:min-width="3.98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00ccff"/>
      <style:paragraph-properties fo:text-align="center"/>
    </style:style>
    <style:style style:name="P6" style:family="paragraph">
      <loext:graphic-properties draw:fill-color="#6666ff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21.082cm" svg:x="1.889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806cm" svg:height="0.962cm" svg:x="9.354cm" svg:y="3.34cm">
          <draw:text-box>
            <text:p>VPC</text:p>
          </draw:text-box>
        </draw:frame>
        <draw:custom-shape draw:style-name="gr3" draw:text-style-name="P3" draw:layer="layout" svg:width="14.478cm" svg:height="9.652cm" svg:x="3.286cm" svg:y="4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478cm" svg:height="7.493cm" svg:x="3.286cm" svg:y="15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12cm" svg:height="0.986cm" svg:x="7.894cm" svg:y="5.245cm">
          <draw:text-box>
            <text:p>Public Subnet<text:span text:style-name="T1">2</text:span></text:p>
          </draw:text-box>
        </draw:frame>
        <draw:frame draw:style-name="gr2" draw:text-style-name="P2" draw:layer="layout" svg:width="4.862cm" svg:height="0.986cm" svg:x="7.898cm" svg:y="16.24cm">
          <draw:text-box>
            <text:p>Private Subnet<text:span text:style-name="T1">2</text:span></text:p>
          </draw:text-box>
        </draw:frame>
        <draw:custom-shape draw:style-name="gr5" draw:text-style-name="P4" draw:layer="layout" svg:width="12.446cm" svg:height="5.007cm" svg:x="4.048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3" draw:id="id3" draw:layer="layout" svg:width="4.826cm" svg:height="2.667cm" svg:x="10.906cm" svg:y="7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4.443cm" svg:height="1.697cm" svg:x="11.033cm" svg:y="7.939cm">
          <draw:text-box>
            <text:p>Fail Over</text:p>
            <text:p>Nat Instance<text:span text:style-name="T2">1</text:span></text:p>
          </draw:text-box>
        </draw:frame>
        <draw:custom-shape draw:style-name="gr6" draw:text-style-name="P5" xml:id="id1" draw:id="id1" draw:layer="layout" svg:width="4.826cm" svg:height="2.667cm" svg:x="4.81cm" svg:y="7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4.062cm" svg:height="0.962cm" svg:x="5.193cm" svg:y="8.039cm">
          <draw:text-box>
            <text:p>Nat Instance</text:p>
          </draw:text-box>
        </draw:frame>
        <draw:custom-shape draw:style-name="gr9" draw:text-style-name="P6" xml:id="id2" draw:id="id2" draw:layer="layout" svg:width="5.334cm" svg:height="1.397cm" svg:x="7.604cm" svg:y="12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526cm" svg:height="0.962cm" svg:x="9.509cm" svg:y="12.738cm">
          <draw:text-box>
            <text:p>EIP</text:p>
          </draw:text-box>
        </draw:frame>
        <draw:custom-shape draw:style-name="gr6" draw:text-style-name="P5" draw:layer="layout" svg:width="4.826cm" svg:height="2.667cm" svg:x="4.429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572cm" svg:height="1.016cm" svg:x="4.556cm" svg:y="19.542cm">
          <draw:text-box>
            <text:p>EC2 Instance</text:p>
          </draw:text-box>
        </draw:frame>
        <draw:custom-shape draw:style-name="gr6" draw:text-style-name="P5" draw:layer="layout" svg:width="4.826cm" svg:height="2.667cm" svg:x="10.52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572cm" svg:height="1.016cm" svg:x="10.652cm" svg:y="19.669cm">
          <draw:text-box>
            <text:p>EC2 Instance</text:p>
          </draw:text-box>
        </draw:frame>
        <draw:connector draw:style-name="gr11" draw:text-style-name="P3" draw:layer="layout" draw:line-skew="-0.408cm" svg:x1="7.223cm" svg:y1="10.198cm" svg:x2="10.271cm" svg:y2="12.43cm" draw:start-shape="id1" draw:start-glue-point="2" draw:end-shape="id2" draw:end-glue-point="0" svg:d="M7223 10198v708h3048v1524" svg:viewBox="0 0 3049 2233">
          <text:p/>
        </draw:connector>
        <draw:connector draw:style-name="gr12" draw:text-style-name="P3" draw:layer="layout" draw:line-skew="-0.381cm" svg:x1="13.319cm" svg:y1="10.144cm" svg:x2="10.271cm" svg:y2="12.43cm" draw:start-shape="id3" draw:start-glue-point="2" draw:end-shape="id2" draw:end-glue-point="0" svg:d="M13319 10144v762h-3048v1524" svg:viewBox="0 0 3049 2287">
          <text:p/>
        </draw:connector>
        <draw:frame draw:style-name="gr2" draw:text-style-name="P2" draw:layer="layout" svg:width="6.839cm" svg:height="0.962cm" svg:x="6.842cm" svg:y="6.515cm">
          <draw:text-box>
            <text:p>Nat Autoscaling Group</text:p>
          </draw:text-box>
        </draw:frame>
        <draw:custom-shape draw:style-name="gr13" draw:text-style-name="P4" draw:layer="layout" svg:width="4.572cm" svg:height="0.889cm" svg:x="12.811cm" svg:y="17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4" draw:id="id4" draw:layer="layout" svg:width="4.376cm" svg:height="0.962cm" svg:x="12.811cm" svg:y="17.002cm">
          <draw:text-box>
            <text:p>Default Route</text:p>
          </draw:text-box>
        </draw:frame>
        <draw:connector draw:style-name="gr11" draw:text-style-name="P3" draw:layer="layout" draw:line-skew="-0.318cm" svg:x1="10.271cm" svg:y1="13.827cm" svg:x2="14.999cm" svg:y2="17.002cm" draw:start-shape="id2" draw:end-shape="id4" draw:end-glue-point="0" svg:d="M10271 13827v1270h4728v1905" svg:viewBox="0 0 4729 3176">
          <text:p/>
        </draw:connector>
        <draw:frame draw:style-name="gr2" draw:text-style-name="P2" draw:layer="layout" svg:width="4.058cm" svg:height="0.962cm" svg:x="8.239cm" svg:y="1.381cm">
          <draw:text-box>
            <text:p>Nat Diagram</text:p>
          </draw:text-box>
        </draw:frame>
        <draw:frame draw:style-name="gr2" draw:text-style-name="P2" draw:layer="layout" svg:width="14.802cm" svg:height="1.673cm" svg:x="1.311cm" svg:y="25.003cm">
          <draw:text-box>
            <text:p>1: Steals EIP assignment based on heartbeat.</text:p>
            <text:p>2: Can be one or more subnets (availability zones)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9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1:12:48.275384999</meta:creation-date>
    <dc:date>2016-04-05T11:34:35.716427859</dc:date>
    <meta:editing-duration>PT6M36S</meta:editing-duration>
    <meta:editing-cycles>3</meta:editing-cycles>
    <meta:generator>LibreOffice/5.0.5.2$Linux_X86_64 LibreOffice_project/00m0$Build-2</meta:generator>
    <meta:document-statistic meta:object-count="25"/>
  </office:meta>
</office:document-meta>
</file>